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camilot26/solid-principles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06:20:32.871520094</meta:creation-date>
    <dc:date>2024-07-09T06:25:21.401542173</dc:date>
    <meta:editing-duration>PT1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49" meta:non-whitespace-character-count="49"/>
  </office:meta>
</office:document-meta>
</file>